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3.154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37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-bottom="0.06pt solid #000000" fo:border-left="none" fo:border-right="none" fo:border-top="0.06pt solid #000000"/>
    </style:style>
    <style:style style:name="ce12" style:family="table-cell" style:parent-style-name="Default" style:data-style-name="N107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02206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Gui mit neuen Elementen erweiter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Spielfeldarray erzeugen und Felder beleg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Objektzeiger an Methode übergeb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7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Methoden erstellt, über diese ein ein jeweiliges Image für die Gui erzeugt wird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11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Bidirektionale Assoziation über mehrere Klassen -&gt; Gegenseitige Objektaufrufe 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FSML Installationsfehler wurde nun bei allen Gruppenmitgliedern gelöst.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Makefile funktioniert noch nicht so wie beabsichtigt. → Tutorials dazu anschau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8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610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4" office:value-type="date" office:date-value="2022-06-10" calcext:value-type="date">
            <text:p>10.06.22</text:p>
          </table:table-cell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Methode für Randomzahlen programm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Methode für Zufallsposition programm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Assotiationen zwischen den Klassen implement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Über SFML als Graphische Oberfläche inform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Testoberfläche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Fehlerbehebung um das Programm testweise starten zu könn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4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Fehlermeldungen gegoogled und behob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.cpp Dateien kompiliert und weitere Errorcodes behob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Über den This Zeiger informier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.h Dateien der Subklassen korrigier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Erstellung von dynamischen statt statischen Objekt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Hauptspielfigur erstellt (Gimp) 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Erste Testversion zur Steuerung der Hauptspielfigur via Tastatur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2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1" office:value-type="string" calcext:value-type="string">
            <text:p>Erfolg:</text:p>
          </table:table-cell>
          <table:table-cell office:value-type="string" calcext:value-type="string">
            <text:p>Alle aktuellen Fehler behoben → Kompilierung</text:p>
          </table:table-cell>
          <table:table-cell table:number-columns-repeated="3"/>
          <table:table-cell table:style-name="ce10"/>
          <table:table-cell table:number-columns-repeated="1018"/>
        </table:table-row>
        <table:table-row table:style-name="ro2">
          <table:table-cell table:style-name="ce13"/>
          <table:table-cell office:value-type="string" calcext:value-type="string">
            <text:p>Erster Programmstart mit Demo-Gui</text:p>
          </table:table-cell>
          <table:table-cell table:number-columns-repeated="3"/>
          <table:table-cell table:style-name="ce10"/>
          <table:table-cell table:number-columns-repeated="1018"/>
        </table:table-row>
        <table:table-row table:style-name="ro2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Error: Impliziete-Deklaration vom Gui-Konstruktor → Konstruktor in Gui.h Datei vergess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Error: Undefined Reference to … → Vermutung Make File erstel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Fehler beim Testen der Steuerung, aufgrund falscher Datentypen 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8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Über Makefile informieren und erstel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Spieler auf der Gui erstel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Finale Steuerung des Spielers implemet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Unsicherheit über Assotiationen und Aggrekationen (Informieren)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Start und Ziel, sowie Sperre implement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5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52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12" office:value-type="date" office:date-value="2022-05-20" calcext:value-type="date">
            <text:p>20.5.22</text:p>
          </table:table-cell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Spielkonzepterstellung und eigene Features eingebau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UML Klassendiagramm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In Git einarbeit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Einarbeitung in Vererbung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Erstellung der benötigtten Objekte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Kommentieren der Methoden und Variab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Tutorials zu C++ anschau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3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Git Repository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Klassendiagramm gezeichne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CPP und H Dateien angeleg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Klassen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Variablen und Methoden angeleg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Vererbungshierarchie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Komment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5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Vererbung hat Probleme gemacht. --&gt; Goog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Unwissenheit in Objektorientiertem pogramm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Unwissenheit über benötigte Klassen und Method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8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Teilweise, hat es sehr lange gedauer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Wir haben alle Ziele erreicht, auch wenn sie durch viel unwissenheit lange gedauert hab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8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ufzett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2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1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.</number:text>
      <number:month/>
      <number:text>.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meta:creation-date>2022-05-14T13:23:04Z</meta:creation-date>
    <dc:date>2022-06-24T11:10:34.002000000</dc:date>
    <meta:print-date>2022-06-16T08:03:01Z</meta:print-date>
    <meta:editing-cycles>36</meta:editing-cycles>
    <meta:editing-duration>PT11M28S</meta:editing-duration>
    <meta:document-statistic meta:table-count="4" meta:cell-count="92" meta:object-count="0"/>
  </office:meta>
</office:document-meta>
</file>